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2E0000002E4D7310283F6098C5.png" manifest:media-type="image/png"/>
  <manifest:file-entry manifest:full-path="Pictures/10000201000000E2000000844911AEE03CDF861D.png" manifest:media-type="image/png"/>
  <manifest:file-entry manifest:full-path="Pictures/1000000000000034000000347063203237C3DBE4.jpg" manifest:media-type="image/jpeg"/>
  <manifest:file-entry manifest:full-path="Pictures/100000000000034A0000014A0E58557E0AF7C83C.jpg" manifest:media-type="image/jpeg"/>
  <manifest:file-entry manifest:full-path="Pictures/100000000000023100000220F1928CF70CB8B21C.jpg" manifest:media-type="image/jpeg"/>
  <manifest:file-entry manifest:full-path="Pictures/10000000000000420000002C93F89B07814412B5.jpg" manifest:media-type="image/jpeg"/>
  <manifest:file-entry manifest:full-path="Pictures/1000000000000113000000B71EF2ECF88EA08B75.png" manifest:media-type="image/png"/>
  <manifest:file-entry manifest:full-path="Pictures/100002010000023C0000009AABFFB2082F8BF6D1.png" manifest:media-type="image/png"/>
  <manifest:file-entry manifest:full-path="Pictures/10000000000001BB000001CE812C2DBEF5C9218F.jpg" manifest:media-type="image/jpeg"/>
  <manifest:file-entry manifest:full-path="Pictures/10000201000000D80000001E11CF9B93FEF71948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6.95cm"/>
    </style:style>
    <style:style style:name="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pr3" style:family="presentation" style:parent-style-name="Presentation_25_20Template_5f_GlobalEdge_5f_2017_25_20_28_1_29_-notes">
      <style:graphic-properties draw:fill-color="#ffffff" fo:min-height="13.365cm"/>
    </style:style>
    <style:style style:name="pr4" style:family="presentation" style:parent-style-name="Presentation_25_20Template_5f_GlobalEdge_5f_2017_25_20_28_1_29_1-title">
      <style:graphic-properties fo:min-height="0.888cm"/>
    </style:style>
    <style:style style:name="pr5" style:family="presentation" style:parent-style-name="Presentation_25_20Template_5f_GlobalEdge_5f_2017_25_20_28_1_29_1-outline1">
      <style:graphic-properties fo:min-height="6.378cm"/>
    </style:style>
    <style:style style:name="pr6" style:family="presentation" style:parent-style-name="Presentation_25_20Template_5f_GlobalEdge_5f_2017_25_20_28_1_29_1-notes">
      <style:graphic-properties draw:fill-color="#ffffff" fo:min-height="13.364cm"/>
    </style:style>
    <style:style style:name="pr7" style:family="presentation" style:parent-style-name="Presentation_25_20Template_5f_GlobalEdge_5f_2017_25_20_28_1_29_3-notes">
      <style:graphic-properties draw:fill-color="#ffffff" fo:min-height="13.365cm"/>
    </style:style>
    <style:style style:name="pr8" style:family="presentation" style:parent-style-name="Presentation_25_20Template_5f_GlobalEdge_5f_2017_25_20_28_1_29_2-notes">
      <style:graphic-properties draw:fill-color="#ffffff" fo:min-height="13.365cm"/>
    </style:style>
    <style:style style:name="P1" style:family="paragraph">
      <style:paragraph-properties fo:text-align="start" style:font-independent-line-spacing="true"/>
      <style:text-properties fo:font-size="20pt"/>
    </style:style>
    <style:style style:name="P2" style:family="paragraph">
      <style:paragraph-properties fo:text-align="start" style:font-independent-line-spacing="true"/>
      <style:text-properties fo:font-size="16pt"/>
    </style:style>
    <style:style style:name="P3" style:family="paragraph">
      <style:text-properties fo:color="#0000ff" fo:font-size="22pt" style:font-size-asian="22pt" style:font-size-complex="22pt"/>
    </style:style>
    <style:style style:name="P4" style:family="paragraph">
      <style:text-properties fo:color="#0000ff" fo:font-size="22pt"/>
    </style:style>
    <style:style style:name="P5" style:family="paragraph">
      <style:paragraph-properties fo:margin-top="0.102cm" fo:margin-bottom="0.601cm"/>
    </style:style>
    <style:style style:name="P6" style:family="paragraph">
      <style:text-properties fo:font-size="20pt"/>
    </style:style>
    <style:style style:name="P7" style:family="paragraph">
      <style:paragraph-properties fo:margin-top="0cm" fo:margin-bottom="0.192cm"/>
    </style:style>
    <style:style style:name="P8" style:family="paragraph">
      <style:paragraph-properties fo:margin-top="0cm" fo:margin-bottom="0.295cm"/>
    </style:style>
    <style:style style:name="P9" style:family="paragraph">
      <style:paragraph-properties fo:margin-left="0cm" fo:margin-right="0cm" fo:text-indent="0cm" style:line-break="strict"/>
    </style:style>
    <style:style style:name="P10" style:family="paragraph">
      <style:text-properties fo:color="#0000ff" style:font-name="Century gothic" fo:font-size="22pt" style:text-underline-style="none" style:font-size-asian="22pt" style:font-size-complex="22pt"/>
    </style:style>
    <style:style style:name="P11" style:family="paragraph">
      <style:paragraph-properties fo:text-align="start"/>
    </style:style>
    <style:style style:name="P12" style:family="paragraph">
      <style:paragraph-properties fo:margin-top="0cm" fo:margin-bottom="0cm"/>
    </style:style>
    <style:style style:name="P13" style:family="paragraph">
      <style:paragraph-properties fo:margin-top="0cm" fo:margin-bottom="0.09cm"/>
    </style:style>
    <style:style style:name="P14" style:family="paragraph">
      <style:paragraph-properties fo:margin-top="0.614cm" fo:margin-bottom="0.704cm"/>
    </style:style>
    <style:style style:name="T1" style:family="text">
      <style:text-properties fo:color="#0000ff" fo:font-size="22pt" style:font-size-asian="22pt" style:font-size-complex="22pt"/>
    </style:style>
    <style:style style:name="T2" style:family="text">
      <style:text-properties fo:color="#0000ff" fo:font-size="22pt"/>
    </style:style>
    <style:style style:name="T3" style:family="text">
      <style:text-properties fo:color="#0000ff" style:font-name="Century gothic" fo:font-size="22pt" fo:language="en" fo:country="GB" style:text-underline-style="none" style:font-size-asian="22pt" style:language-asian="en" style:country-asian="GB" style:font-size-complex="22pt" style:language-complex="en" style:country-complex="GB"/>
    </style:style>
    <style:style style:name="T4" style:family="text">
      <style:text-properties fo:color="#000000" style:font-name="Century gothic" fo:font-size="16pt" fo:language="en" fo:country="GB" style:font-size-asian="16pt" style:language-asian="en" style:country-asian="GB" style:font-size-complex="16pt" style:language-complex="en" style:country-complex="GB"/>
    </style:style>
    <style:style style:name="T5" style:family="text">
      <style:text-properties fo:color="#000000" style:font-name="Times New Roman" fo:font-size="26pt" fo:language="en" fo:country="GB" style:font-size-asian="26pt" style:language-asian="en" style:country-asian="GB" style:font-size-complex="26pt" style:language-complex="en" style:country-complex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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Star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sentation_25_20Template_5f_GlobalEdge_5f_2017_25_20_28_1_29_" presentation:presentation-page-layout-name="AL1T0" xml:id="id1" draw:id="id1">
        <office:forms form:automatic-focus="false" form:apply-design-mode="false"/>
        <draw:frame draw:name="Title 1" presentation:style-name="pr1" draw:text-style-name="P1" draw:layer="layout" svg:width="18.414cm" svg:height="1.269cm" svg:x="1.905cm" svg:y="5.715cm" presentation:class="title" presentation:user-transformed="true">
          <draw:text-box>
            <text:p>Linux Commands</text:p>
          </draw:text-box>
        </draw:frame>
        <draw:frame draw:name="Text Placeholder 2" presentation:style-name="pr2" draw:text-style-name="P2" draw:layer="layout" svg:width="12.204cm" svg:height="1.057cm" svg:x="9.8cm" svg:y="7.6cm" presentation:class="outline" presentation:user-transformed="true">
          <draw:text-box>
            <text:list text:style-name="L2">
              <text:list-header>
                <text:p>Akshata Mukund Shetty</text:p>
              </text:list-header>
            </text:list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sentation_25_20Template_5f_GlobalEdge_5f_2017_25_20_28_1_29_1" presentation:presentation-page-layout-name="AL2T1" xml:id="id2" draw:id="id2">
        <office:forms form:automatic-focus="false" form:apply-design-mode="false"/>
        <draw:frame presentation:style-name="pr4" draw:text-style-name="P3" draw:layer="layout" svg:width="18.202cm" svg:height="0.907cm" svg:x="0.4cm" svg:y="0.191cm" presentation:class="title" presentation:user-transformed="true">
          <draw:text-box>
            <text:p><text:span text:style-name="T1">Table of content</text:span></text:p>
          </draw:text-box>
        </draw:frame>
        <draw:frame presentation:style-name="pr5" draw:layer="layout" svg:width="18.703cm" svg:height="8.4cm" svg:x="0.6cm" svg:y="1.8cm" presentation:class="outline" presentation:user-transformed="true">
          <draw:text-box>
            <text:list text:style-name="L2">
              <text:list-item>
                <text:p>File handling commands</text:p>
              </text:list-item>
              <text:list-item>
                <text:p>Text processing commands</text:p>
              </text:list-item>
              <text:list-item>
                <text:p>Directory related commands</text:p>
              </text:list-item>
              <text:list-item>
                <text:p>Process related commands</text:p>
              </text:list-item>
              <text:list-item>
                <text:p>Disk related commands</text:p>
              </text:list-item>
              <text:list-item>
                <text:p>System related commands</text:p>
              </text:list-item>
              <text:list-item>
                <text:p>Network related commands</text:p>
              </text:list-item>
              <text:list-item>
                <text:p>Gnu tool chain commands </text:p>
              </text:list-item>
              <text:list-item>
                <text:p>Sources to learn commands</text:p>
                <text:p/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sentation_25_20Template_5f_GlobalEdge_5f_2017_25_20_28_1_29_1" presentation:presentation-page-layout-name="AL2T1" xml:id="id3" draw:id="id3">
        <office:forms form:automatic-focus="false" form:apply-design-mode="false"/>
        <draw:frame presentation:style-name="pr4" draw:text-style-name="P4" draw:layer="layout" svg:width="18.202cm" svg:height="0.907cm" svg:x="0.598cm" svg:y="0.303cm" presentation:class="title" presentation:user-transformed="true">
          <draw:text-box>
            <text:p><text:span text:style-name="T2">File handling commands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cp <text:s/>: copy file or directories.</text:p>
                <text:p text:style-name="P5">$ cp [OPTION]... SOURCE DEST</text:p>
              </text:list-item>
              <text:list-item>
                <text:p>mv : Rename files.</text:p>
                <text:p text:style-name="P5">$ mv [OPTION]... SOURCE DEST </text:p>
              </text:list-item>
              <text:list-item>
                <text:p>rm : Remove <text:s/>files or directories.</text:p>
                <text:p>$ rm [OPTION]... FILE... </text:p>
                <text:p/>
              </text:list-item>
            </text:list>
          </draw:text-box>
        </draw:frame>
        <anim:par presentation:node-type="timing-root">
          <anim:par smil:begin="id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sentation_25_20Template_5f_GlobalEdge_5f_2017_25_20_28_1_29_1" presentation:presentation-page-layout-name="AL2T1" xml:id="id4" draw:id="id4">
        <office:forms form:automatic-focus="false" form:apply-design-mode="false"/>
        <draw:frame presentation:style-name="pr4" draw:text-style-name="P3" draw:layer="layout" svg:width="18.202cm" svg:height="0.907cm" svg:x="0.398cm" svg:y="0.191cm" presentation:class="title" presentation:user-transformed="true">
          <draw:text-box>
            <text:p><text:span text:style-name="T1">File handling commands</text:span></text:p>
          </draw:text-box>
        </draw:frame>
        <draw:frame presentation:style-name="pr5" draw:layer="layout" svg:width="18.287cm" svg:height="7.4cm" svg:x="1.016cm" svg:y="2.4cm" presentation:class="outline" presentation:user-transformed="true">
          <draw:text-box>
            <text:list text:style-name="L2">
              <text:list-item>
                <text:p>vim : vi improved, a programmers text editor.</text:p>
                <text:p>$ vim [OPTION] [FILE]... </text:p>
              </text:list-item>
              <text:list-item>
                <text:p>head : output the first part of files.</text:p>
                <text:p>$ head [OPTION]... [FILE]...</text:p>
              </text:list-item>
              <text:list-item>
                <text:p>tail : output the last part of files.</text:p>
                <text:p>$ tail [OPTION]... [FILE]...</text:p>
                <text:p/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sentation_25_20Template_5f_GlobalEdge_5f_2017_25_20_28_1_29_1" presentation:presentation-page-layout-name="AL2T1" xml:id="id5" draw:id="id5">
        <office:forms form:automatic-focus="false" form:apply-design-mode="false"/>
        <draw:frame presentation:style-name="pr4" draw:layer="layout" svg:width="18.202cm" svg:height="0.907cm" svg:x="0.398cm" svg:y="0.16cm" presentation:class="title" presentation:user-transformed="true">
          <draw:text-box>
            <text:p><text:span text:style-name="T2">File handling commands</text:span></text:p>
          </draw:text-box>
        </draw:frame>
        <draw:frame presentation:style-name="pr5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file : determine file type.</text:p>
              </text:list-item>
              <text:list-item>
                <text:p>find : <text:s/>search for files in a directory hierarchy.</text:p>
              </text:list-item>
              <text:list-item>
                <text:p>locate : find files by name.</text:p>
                <text:p>$ locate [OPTION]... PATTERN...</text:p>
                <text:p/>
                <text:p/>
                <text:p/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sentation_25_20Template_5f_GlobalEdge_5f_2017_25_20_28_1_29_1" presentation:presentation-page-layout-name="AL2T1" xml:id="id6" draw:id="id6">
        <office:forms form:automatic-focus="false" form:apply-design-mode="false"/>
        <draw:frame presentation:style-name="pr4" draw:text-style-name="P3" draw:layer="layout" svg:width="18.202cm" svg:height="0.907cm" svg:x="0.4cm" svg:y="0.16cm" presentation:class="title" presentation:user-transformed="true">
          <draw:text-box>
            <text:p><text:span text:style-name="T1">Text processing</text:span></text:p>
          </draw:text-box>
        </draw:frame>
        <draw:frame presentation:style-name="pr5" draw:layer="layout" svg:width="18.287cm" svg:height="7.8cm" svg:x="1.016cm" svg:y="2.2cm" presentation:class="outline" presentation:user-transformed="true">
          <draw:text-box>
            <text:list text:style-name="L2">
              <text:list-item>
                <text:p text:style-name="P7">cat : concatenate files and print on the standard output.</text:p>
                <text:p>$ cat [OPTION]... [FILE]...</text:p>
              </text:list-item>
              <text:list-item>
                <text:p text:style-name="P7">echo : display a line of text.</text:p>
                <text:p>$ echo [OPTION] [FILE]...</text:p>
              </text:list-item>
              <text:list-item>
                <text:p text:style-name="P7">grep : lines matching a pattern.</text:p>
                <text:p>$ grep [OPTION] PATTERN [FILE]..</text:p>
              </text:list-item>
              <text:list-item>
                <text:p text:style-name="P8">wc : number of newlines, words, and <text:s/>bytes in files.</text:p>
                <text:p>$ wc [OPTION]... [FILE]...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sentation_25_20Template_5f_GlobalEdge_5f_2017_25_20_28_1_29_1" presentation:presentation-page-layout-name="AL2T1" xml:id="id7" draw:id="id7">
        <office:forms form:automatic-focus="false" form:apply-design-mode="false"/>
        <draw:frame presentation:style-name="pr4" draw:text-style-name="P10" draw:layer="layout" svg:width="18.202cm" svg:height="0.907cm" svg:x="0.4cm" svg:y="0.198cm" presentation:class="title" presentation:user-transformed="true">
          <draw:text-box>
            <text:p text:style-name="P9"><text:span text:style-name="T3">Directory Related Commands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cd : change directories.</text:p>
                <text:p>$ cd [DIRECTORY]</text:p>
              </text:list-item>
              <text:list-item>
                <text:p>mkdir : make directories.</text:p>
                <text:p>$ mkdir [OPTION]... DIRECTORY</text:p>
              </text:list-item>
              <text:list-item>
                <text:p>rmdir : remove directory.</text:p>
                <text:p>$ rmdir [OPTION]... DIRECTORY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sentation_25_20Template_5f_GlobalEdge_5f_2017_25_20_28_1_29_1" presentation:presentation-page-layout-name="AL2T1" xml:id="id8" draw:id="id8">
        <office:forms form:automatic-focus="false" form:apply-design-mode="false"/>
        <draw:frame presentation:style-name="pr4" draw:text-style-name="P3" draw:layer="layout" svg:width="18.202cm" svg:height="0.907cm" svg:x="0.398cm" svg:y="0.303cm" presentation:class="title" presentation:user-transformed="true">
          <draw:text-box>
            <text:p text:style-name="P9"><text:span text:style-name="T3">Directory Related Commands</text:span></text:p>
          </draw:text-box>
        </draw:frame>
        <draw:frame draw:style-name="gr2" draw:text-style-name="P11" draw:layer="layout" svg:width="18.2cm" svg:height="7.2cm" svg:x="1cm" svg:y="2.6cm">
          <draw:text-box>
            <text:list text:style-name="L2">
              <text:list-item>
                <text:p text:style-name="P11">pwd : print working directory.</text:p>
                <text:p text:style-name="P12">$ pwd</text:p>
                <text:p text:style-name="P8"/>
              </text:list-item>
              <text:list-item>
                <text:p>ls : list directory content.</text:p>
                <text:p>$ ls [OPTION]... [FILE]...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sentation_25_20Template_5f_GlobalEdge_5f_2017_25_20_28_1_29_1" presentation:presentation-page-layout-name="AL2T1" xml:id="id9" draw:id="id9">
        <office:forms form:automatic-focus="false" form:apply-design-mode="false"/>
        <draw:frame presentation:style-name="pr4" draw:text-style-name="P3" draw:layer="layout" svg:width="18.202cm" svg:height="0.907cm" svg:x="0.6cm" svg:y="0.191cm" presentation:class="title" presentation:user-transformed="true">
          <draw:text-box>
            <text:p><text:span text:style-name="T1">Process related command</text:span></text:p>
          </draw:text-box>
        </draw:frame>
        <draw:frame presentation:style-name="pr5" draw:layer="layout" svg:width="18.287cm" svg:height="7.8cm" svg:x="1.016cm" svg:y="2cm" presentation:class="outline" presentation:user-transformed="true">
          <draw:text-box>
            <text:list text:style-name="L2">
              <text:list-item>
                <text:p text:style-name="P13">ps : gives the status of the running process with unique id <text:s text:c="11"/>called pid.</text:p>
                <text:p text:style-name="P5">$ ps [OPTIONS]</text:p>
              </text:list-item>
              <text:list-item>
                <text:p text:style-name="P14">top : The <text:s/>top <text:s/>program <text:s/>provides <text:s/>a dynamic real-time view <text:s text:c="10"/>of a running system.</text:p>
              </text:list-item>
              <text:list-item>
                <text:p>kill : to kill the background process.</text:p>
                <text:p>$kill [OPTIONS] &lt;pid&gt;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sentation_25_20Template_5f_GlobalEdge_5f_2017_25_20_28_1_29_1" presentation:presentation-page-layout-name="AL2T1" xml:id="id10" draw:id="id10">
        <office:forms form:automatic-focus="false" form:apply-design-mode="false"/>
        <draw:frame presentation:style-name="pr4" draw:text-style-name="P3" draw:layer="layout" svg:width="18.402cm" svg:height="0.907cm" svg:x="0.4cm" svg:y="0.2cm" presentation:class="title" presentation:user-transformed="true">
          <draw:text-box>
            <text:p><text:span text:style-name="T1">Disk related command</text:span></text:p>
          </draw:text-box>
        </draw:frame>
        <draw:frame presentation:style-name="pr5" draw:layer="layout" svg:width="18.287cm" svg:height="6.628cm" svg:x="1.016cm" svg:y="2.674cm" presentation:class="outline" presentation:user-transformed="true">
          <draw:text-box>
            <text:list text:style-name="L2">
              <text:list-item>
                <text:p>df : report file system disk space usage.</text:p>
                <text:p>$ df [OPTION]... [FILE]...</text:p>
                <text:p text:style-name="P12"/>
              </text:list-item>
              <text:list-item>
                <text:p>du : estimate file space usage.</text:p>
                <text:p>$ du [OPTION]... [FILE]...</text:p>
                <text:p/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sentation_25_20Template_5f_GlobalEdge_5f_2017_25_20_28_1_29_1" presentation:presentation-page-layout-name="AL2T1" xml:id="id11" draw:id="id11">
        <office:forms form:automatic-focus="false" form:apply-design-mode="false"/>
        <draw:frame presentation:style-name="pr4" draw:text-style-name="P3" draw:layer="layout" svg:width="18.202cm" svg:height="0.907cm" svg:x="0.4cm" svg:y="0.2cm" presentation:class="title" presentation:user-transformed="true">
          <draw:text-box>
            <text:p><text:span text:style-name="T1">System related command</text:span></text:p>
          </draw:text-box>
        </draw:frame>
        <draw:frame presentation:style-name="pr5" draw:layer="layout" svg:width="18.287cm" svg:height="8.2cm" svg:x="1.016cm" svg:y="2cm" presentation:class="outline" presentation:user-transformed="true">
          <draw:text-box>
            <text:list text:style-name="L3">
              <text:list-item>
                <text:p>Runtime level management</text:p>
              </text:list-item>
            </text:list>
            <text:list text:style-name="L4">
              <text:list-header>
                <text:p>exit : Terminate the shell.</text:p>
                <text:p>halt : stop the system.</text:p>
                <text:p>init : Process control initialization.</text:p>
                <text:p>logout : log the user off the system.</text:p>
                <text:p>poweroff : Brings the system down.</text:p>
                <text:p>reboot : reboot the system.</text:p>
                <text:p>runlevel : List the current and previous runlevel.</text:p>
              </text:list-header>
            </text:list>
            <text:list text:style-name="L5">
              <text:list-header>
                <text:p/>
              </text:list-header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sentation_25_20Template_5f_GlobalEdge_5f_2017_25_20_28_1_29_1" presentation:presentation-page-layout-name="AL2T1" xml:id="id12" draw:id="id12">
        <office:forms form:automatic-focus="false" form:apply-design-mode="false"/>
        <draw:frame presentation:style-name="pr4" draw:text-style-name="P3" draw:layer="layout" svg:width="18.202cm" svg:height="0.907cm" svg:x="0.4cm" svg:y="0.293cm" presentation:class="title" presentation:user-transformed="true">
          <draw:text-box>
            <text:p><text:span text:style-name="T1">System related command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passwd : Set the user password.</text:p>
              </text:list-item>
              <text:list-item>
                <text:p>su : single user login.</text:p>
              </text:list-item>
              <text:list-item>
                <text:p>who : display the user logged in.</text:p>
              </text:list-item>
              <text:list-item>
                <text:p>whoami : prints effective user id.</text:p>
              </text:list-item>
              <text:list-item>
                <text:p>shutdown : <text:span text:style-name="T4">Halt, power-off or reboot the machine.</text:span></text:p>
              </text:list-item>
              <text:list-item>
                <text:p><text:span text:style-name="T4">bc : basic calculator.</text:span></text:p>
                <text:p><text:span text:style-name="T5"/>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sentation_25_20Template_5f_GlobalEdge_5f_2017_25_20_28_1_29_1" presentation:presentation-page-layout-name="AL2T1" xml:id="id13" draw:id="id13">
        <office:forms form:automatic-focus="false" form:apply-design-mode="false"/>
        <draw:frame presentation:style-name="pr4" draw:text-style-name="P3" draw:layer="layout" svg:width="18.202cm" svg:height="0.907cm" svg:x="0.598cm" svg:y="0.2cm" presentation:class="title" presentation:user-transformed="true">
          <draw:text-box>
            <text:p><text:span text:style-name="T1">System related command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System Time</text:p>
                <text:p>cal : calendar.</text:p>
                <text:p>date : print or set the system date and time.</text:p>
              </text:list-item>
              <text:list-item>
                <text:p>uname : <text:s/>print system information.</text:p>
                <text:p><text:s/>$ uname [OPTION]...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sentation_25_20Template_5f_GlobalEdge_5f_2017_25_20_28_1_29_1" presentation:presentation-page-layout-name="AL2T1" xml:id="id14" draw:id="id14">
        <office:forms form:automatic-focus="false" form:apply-design-mode="false"/>
        <draw:frame presentation:style-name="pr4" draw:text-style-name="P3" draw:layer="layout" svg:width="18.202cm" svg:height="0.907cm" svg:x="0.398cm" svg:y="0.191cm" presentation:class="title" presentation:user-transformed="true">
          <draw:text-box>
            <text:p><text:span text:style-name="T1">Network related command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ping : send ICMP ECHO_REQUEST to network hosts.</text:p>
                <text:p>$ ping <text:s/>&lt; remote-host-name/ip &gt;</text:p>
              </text:list-item>
              <text:list-item>
                <text:p>ifconfig : configure a network interface.</text:p>
              </text:list-item>
              <text:list-item>
                <text:p>hostname : show or set the system's host name.</text:p>
              </text:list-item>
              <text:list-item>
                <text:p>arp : manipulate the system ARP cache.</text:p>
                <text:p/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sentation_25_20Template_5f_GlobalEdge_5f_2017_25_20_28_1_29_1" presentation:presentation-page-layout-name="AL2T1" xml:id="id15" draw:id="id15">
        <office:forms form:automatic-focus="false" form:apply-design-mode="false"/>
        <draw:frame presentation:style-name="pr4" draw:layer="layout" svg:width="18.202cm" svg:height="0.907cm" svg:x="0.4cm" svg:y="0.218cm" presentation:class="title" presentation:user-transformed="true">
          <draw:text-box>
            <text:p><text:span text:style-name="T1">Network related command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ssh : <text:s/>a program for logging into a remote machine and for <text:s text:c="12"/>executing commands on a remote machine.</text:p>
                <text:p>$ ssh &lt;remote system name/ip&gt;</text:p>
              </text:list-item>
              <text:list-item>
                <text:p>scp : <text:s/>copies files between hosts on a network.</text:p>
                <text:p>$ scp [options] <text:s/>[[user@]host1:]file1 ... [[user@]host2:]file2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sentation_25_20Template_5f_GlobalEdge_5f_2017_25_20_28_1_29_1" presentation:presentation-page-layout-name="AL2T1" xml:id="id16" draw:id="id16">
        <office:forms form:automatic-focus="false" form:apply-design-mode="false"/>
        <draw:frame presentation:style-name="pr4" draw:text-style-name="P3" draw:layer="layout" svg:width="18.202cm" svg:height="0.907cm" svg:x="0.4cm" svg:y="0.303cm" presentation:class="title" presentation:user-transformed="true">
          <draw:text-box>
            <text:p><text:span text:style-name="T1">Gnu tool chain commands</text:span></text:p>
          </draw:text-box>
        </draw:frame>
        <draw:frame presentation:style-name="pr5" draw:layer="layout" svg:width="18.287cm" svg:height="7.8cm" svg:x="1.016cm" svg:y="2.2cm" presentation:class="outline" presentation:user-transformed="true">
          <draw:text-box>
            <text:list text:style-name="L2">
              <text:list-item>
                <text:p>gcc : GNU project C and C++ compiler. </text:p>
              </text:list-item>
              <text:list-item>
                <text:p>gdb : The GNU Debugger.</text:p>
              </text:list-item>
              <text:list-item>
                <text:p>splint : A tool for statically checking C programs. <text:s/></text:p>
              </text:list-item>
              <text:list-item>
                <text:p>valgrind : A suite of tools for debugging and profiling programs</text:p>
                <text:p/>
                <text:p><text:s/>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sentation_25_20Template_5f_GlobalEdge_5f_2017_25_20_28_1_29_1" presentation:presentation-page-layout-name="AL2T1" xml:id="id17" draw:id="id17">
        <office:forms form:automatic-focus="false" form:apply-design-mode="false"/>
        <draw:frame presentation:style-name="pr4" draw:text-style-name="P3" draw:layer="layout" svg:width="18.202cm" svg:height="0.907cm" svg:x="0.398cm" svg:y="0.191cm" presentation:class="title" presentation:user-transformed="true">
          <draw:text-box>
            <text:p><text:span text:style-name="T1">Sources to learn commands</text:span></text:p>
          </draw:text-box>
        </draw:frame>
        <draw:frame presentation:style-name="pr5" draw:layer="layout" svg:width="18.287cm" svg:height="6.628cm" svg:x="1.016cm" svg:y="2.674cm" presentation:class="outline">
          <draw:text-box>
            <text:list text:style-name="L2">
              <text:list-item>
                <text:p>man : Shows all information about the command.</text:p>
                <text:p text:style-name="P13">$man &lt; command &gt;</text:p>
                <text:p text:style-name="P12"/>
              </text:list-item>
              <text:list-item>
                <text:p>help : Shows the available options for that command.</text:p>
                <text:p>$&lt; command &gt; --help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sentation_25_20Template_5f_GlobalEdge_5f_2017_25_20_28_1_29_3" xml:id="id18" draw:id="id18">
        <office:forms form:automatic-focus="false" form:apply-design-mode="false"/>
        <anim:par presentation:node-type="timing-root">
          <anim:par smil:begin="id18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8" presentation:class="page"/>
          <draw:frame presentation:style-name="pr7" draw:text-style-name="P6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sentation_25_20Template_5f_GlobalEdge_5f_2017_25_20_28_1_29_2" xml:id="id19" draw:id="id19">
        <office:forms form:automatic-focus="false" form:apply-design-mode="false"/>
        <anim:par presentation:node-type="timing-root">
          <anim:par smil:begin="id19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9.798cm" svg:height="11.135cm" svg:x="0.6cm" svg:y="2.257cm" draw:page-number="19" presentation:class="page"/>
          <draw:frame presentation:style-name="pr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entury Gothic3" svg:font-family="'Century Gothic'"/>
    <style:font-face style:name="Century Gothic4" svg:font-family="'Century Gothic'" style:font-family-generic="swiss"/>
    <style:font-face style:name="Century gothic" svg:font-family="'Century gothic'" style:font-family-generic="swiss"/>
    <style:font-face style:name="Century Gothic2" svg:font-family="'Century Gothic'" style:font-pitch="variable"/>
    <style:font-face style:name="FreeSans1" svg:font-family="FreeSans" style:font-pitch="variable"/>
    <style:font-face style:name="Liberation Sans2" svg:font-family="'Liberation Sans'" style:font-pitch="variable"/>
    <style:font-face style:name="Century Gothic1" svg:font-family="'Century Gothic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entury Gothic" svg:font-family="'Century Gothic'" style:font-family-generic="swiss" style:font-pitch="variable"/>
    <style:font-face style:name="Century gothic1" svg:font-family="'Century gothic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sentation_25_20Template_5f_GlobalEdge_5f_2017_25_20_28_1_29_-background" style:display-name="Presentation%20Template_GlobalEdge_2017%20(1)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-backgroundobjects" style:display-name="Presentation%20Template_GlobalEdge_2017%20(1)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-notes" style:display-name="Presentation%20Template_GlobalEdge_2017%20(1)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outline1" style:display-name="Presentation%20Template_GlobalEdge_2017%20(1)-outline1" style:family="presentation">
      <style:graphic-properties draw:stroke="none" draw:fill="none" draw:auto-grow-height="false" draw:fit-to-size="shrink-to-fit">
        <text:list-style style:name="Presentation_25_20Template_5f_GlobalEdge_5f_2017_25_20_28_1_29_-outline1" style:display-name="Presentation%20Template_GlobalEdge_2017%20(1)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-outline2" style:display-name="Presentation%20Template_GlobalEdge_2017%20(1)-outline2" style:family="presentation" style:parent-style-name="Presentation_25_20Template_5f_GlobalEdge_5f_2017_25_20_28_1_29_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-outline3" style:display-name="Presentation%20Template_GlobalEdge_2017%20(1)-outline3" style:family="presentation" style:parent-style-name="Presentation_25_20Template_5f_GlobalEdge_5f_2017_25_20_28_1_29_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4" style:display-name="Presentation%20Template_GlobalEdge_2017%20(1)-outline4" style:family="presentation" style:parent-style-name="Presentation_25_20Template_5f_GlobalEdge_5f_2017_25_20_28_1_29_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-outline5" style:display-name="Presentation%20Template_GlobalEdge_2017%20(1)-outline5" style:family="presentation" style:parent-style-name="Presentation_25_20Template_5f_GlobalEdge_5f_2017_25_20_28_1_29_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6" style:display-name="Presentation%20Template_GlobalEdge_2017%20(1)-outline6" style:family="presentation" style:parent-style-name="Presentation_25_20Template_5f_GlobalEdge_5f_2017_25_20_28_1_29_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7" style:display-name="Presentation%20Template_GlobalEdge_2017%20(1)-outline7" style:family="presentation" style:parent-style-name="Presentation_25_20Template_5f_GlobalEdge_5f_2017_25_20_28_1_29_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8" style:display-name="Presentation%20Template_GlobalEdge_2017%20(1)-outline8" style:family="presentation" style:parent-style-name="Presentation_25_20Template_5f_GlobalEdge_5f_2017_25_20_28_1_29_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outline9" style:display-name="Presentation%20Template_GlobalEdge_2017%20(1)-outline9" style:family="presentation" style:parent-style-name="Presentation_25_20Template_5f_GlobalEdge_5f_2017_25_20_28_1_29_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-subtitle" style:display-name="Presentation%20Template_GlobalEdge_2017%20(1)-subtitle" style:family="presentation">
      <style:graphic-properties draw:stroke="none" draw:fill="none" draw:textarea-vertical-align="middle">
        <text:list-style style:name="Presentation_25_20Template_5f_GlobalEdge_5f_2017_25_20_28_1_29_-subtitle" style:display-name="Presentation%20Template_GlobalEdge_2017%20(1)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-title" style:display-name="Presentation%20Template_GlobalEdge_2017%20(1)-title" style:family="presentation">
      <style:graphic-properties draw:stroke="none" draw:fill="none" draw:textarea-vertical-align="middle">
        <text:list-style style:name="Presentation_25_20Template_5f_GlobalEdge_5f_2017_25_20_28_1_29_-title" style:display-name="Presentation%20Template_GlobalEdge_2017%20(1)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background" style:display-name="Presentation%20Template_GlobalEdge_2017%20(1)1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1-backgroundobjects" style:display-name="Presentation%20Template_GlobalEdge_2017%20(1)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1-notes" style:display-name="Presentation%20Template_GlobalEdge_2017%20(1)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outline1" style:display-name="Presentation%20Template_GlobalEdge_2017%20(1)1-outline1" style:family="presentation">
      <style:graphic-properties draw:stroke="none" draw:fill="none" draw:auto-grow-height="false" draw:fit-to-size="shrink-to-fit">
        <text:list-style style:name="Presentation_25_20Template_5f_GlobalEdge_5f_2017_25_20_28_1_29_1-outline1" style:display-name="Presentation%20Template_GlobalEdge_2017%20(1)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1-outline2" style:display-name="Presentation%20Template_GlobalEdge_2017%20(1)1-outline2" style:family="presentation" style:parent-style-name="Presentation_25_20Template_5f_GlobalEdge_5f_2017_25_20_28_1_29_1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1-outline3" style:display-name="Presentation%20Template_GlobalEdge_2017%20(1)1-outline3" style:family="presentation" style:parent-style-name="Presentation_25_20Template_5f_GlobalEdge_5f_2017_25_20_28_1_29_1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4" style:display-name="Presentation%20Template_GlobalEdge_2017%20(1)1-outline4" style:family="presentation" style:parent-style-name="Presentation_25_20Template_5f_GlobalEdge_5f_2017_25_20_28_1_29_1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1-outline5" style:display-name="Presentation%20Template_GlobalEdge_2017%20(1)1-outline5" style:family="presentation" style:parent-style-name="Presentation_25_20Template_5f_GlobalEdge_5f_2017_25_20_28_1_29_1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6" style:display-name="Presentation%20Template_GlobalEdge_2017%20(1)1-outline6" style:family="presentation" style:parent-style-name="Presentation_25_20Template_5f_GlobalEdge_5f_2017_25_20_28_1_29_1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7" style:display-name="Presentation%20Template_GlobalEdge_2017%20(1)1-outline7" style:family="presentation" style:parent-style-name="Presentation_25_20Template_5f_GlobalEdge_5f_2017_25_20_28_1_29_1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8" style:display-name="Presentation%20Template_GlobalEdge_2017%20(1)1-outline8" style:family="presentation" style:parent-style-name="Presentation_25_20Template_5f_GlobalEdge_5f_2017_25_20_28_1_29_1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outline9" style:display-name="Presentation%20Template_GlobalEdge_2017%20(1)1-outline9" style:family="presentation" style:parent-style-name="Presentation_25_20Template_5f_GlobalEdge_5f_2017_25_20_28_1_29_1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1-subtitle" style:display-name="Presentation%20Template_GlobalEdge_2017%20(1)1-subtitle" style:family="presentation">
      <style:graphic-properties draw:stroke="none" draw:fill="none" draw:textarea-vertical-align="middle">
        <text:list-style style:name="Presentation_25_20Template_5f_GlobalEdge_5f_2017_25_20_28_1_29_1-subtitle" style:display-name="Presentation%20Template_GlobalEdge_2017%20(1)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1-title" style:display-name="Presentation%20Template_GlobalEdge_2017%20(1)1-title" style:family="presentation">
      <style:graphic-properties draw:stroke="none" draw:fill="none" draw:textarea-vertical-align="middle">
        <text:list-style style:name="Presentation_25_20Template_5f_GlobalEdge_5f_2017_25_20_28_1_29_1-title" style:display-name="Presentation%20Template_GlobalEdge_2017%20(1)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background" style:display-name="Presentation%20Template_GlobalEdge_2017%20(1)2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2-backgroundobjects" style:display-name="Presentation%20Template_GlobalEdge_2017%20(1)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2-notes" style:display-name="Presentation%20Template_GlobalEdge_2017%20(1)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outline1" style:display-name="Presentation%20Template_GlobalEdge_2017%20(1)2-outline1" style:family="presentation">
      <style:graphic-properties draw:stroke="none" draw:fill="none" draw:auto-grow-height="false" draw:fit-to-size="shrink-to-fit">
        <text:list-style style:name="Presentation_25_20Template_5f_GlobalEdge_5f_2017_25_20_28_1_29_2-outline1" style:display-name="Presentation%20Template_GlobalEdge_2017%20(1)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2-outline2" style:display-name="Presentation%20Template_GlobalEdge_2017%20(1)2-outline2" style:family="presentation" style:parent-style-name="Presentation_25_20Template_5f_GlobalEdge_5f_2017_25_20_28_1_29_2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2-outline3" style:display-name="Presentation%20Template_GlobalEdge_2017%20(1)2-outline3" style:family="presentation" style:parent-style-name="Presentation_25_20Template_5f_GlobalEdge_5f_2017_25_20_28_1_29_2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4" style:display-name="Presentation%20Template_GlobalEdge_2017%20(1)2-outline4" style:family="presentation" style:parent-style-name="Presentation_25_20Template_5f_GlobalEdge_5f_2017_25_20_28_1_29_2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2-outline5" style:display-name="Presentation%20Template_GlobalEdge_2017%20(1)2-outline5" style:family="presentation" style:parent-style-name="Presentation_25_20Template_5f_GlobalEdge_5f_2017_25_20_28_1_29_2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6" style:display-name="Presentation%20Template_GlobalEdge_2017%20(1)2-outline6" style:family="presentation" style:parent-style-name="Presentation_25_20Template_5f_GlobalEdge_5f_2017_25_20_28_1_29_2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7" style:display-name="Presentation%20Template_GlobalEdge_2017%20(1)2-outline7" style:family="presentation" style:parent-style-name="Presentation_25_20Template_5f_GlobalEdge_5f_2017_25_20_28_1_29_2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8" style:display-name="Presentation%20Template_GlobalEdge_2017%20(1)2-outline8" style:family="presentation" style:parent-style-name="Presentation_25_20Template_5f_GlobalEdge_5f_2017_25_20_28_1_29_2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outline9" style:display-name="Presentation%20Template_GlobalEdge_2017%20(1)2-outline9" style:family="presentation" style:parent-style-name="Presentation_25_20Template_5f_GlobalEdge_5f_2017_25_20_28_1_29_2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2-subtitle" style:display-name="Presentation%20Template_GlobalEdge_2017%20(1)2-subtitle" style:family="presentation">
      <style:graphic-properties draw:stroke="none" draw:fill="none" draw:textarea-vertical-align="middle">
        <text:list-style style:name="Presentation_25_20Template_5f_GlobalEdge_5f_2017_25_20_28_1_29_2-subtitle" style:display-name="Presentation%20Template_GlobalEdge_2017%20(1)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2-title" style:display-name="Presentation%20Template_GlobalEdge_2017%20(1)2-title" style:family="presentation">
      <style:graphic-properties draw:stroke="none" draw:fill="none" draw:textarea-vertical-align="middle">
        <text:list-style style:name="Presentation_25_20Template_5f_GlobalEdge_5f_2017_25_20_28_1_29_2-title" style:display-name="Presentation%20Template_GlobalEdge_2017%20(1)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background" style:display-name="Presentation%20Template_GlobalEdge_2017%20(1)3-background" style:family="presentation">
      <style:graphic-properties draw:stroke="none" draw:fill="solid" draw:fill-color="#ffffff"/>
      <style:text-properties style:letter-kerning="true"/>
    </style:style>
    <style:style style:name="Presentation_25_20Template_5f_GlobalEdge_5f_2017_25_20_28_1_29_3-backgroundobjects" style:display-name="Presentation%20Template_GlobalEdge_2017%20(1)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sentation_25_20Template_5f_GlobalEdge_5f_2017_25_20_28_1_29_3-notes" style:display-name="Presentation%20Template_GlobalEdge_2017%20(1)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outline1" style:display-name="Presentation%20Template_GlobalEdge_2017%20(1)3-outline1" style:family="presentation">
      <style:graphic-properties draw:stroke="none" draw:fill="none" draw:auto-grow-height="false" draw:fit-to-size="shrink-to-fit">
        <text:list-style style:name="Presentation_25_20Template_5f_GlobalEdge_5f_2017_25_20_28_1_29_3-outline1" style:display-name="Presentation%20Template_GlobalEdge_2017%20(1)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line-height="100%" fo:text-align="start" style:punctuation-wrap="hanging" style:writing-mode="lr-tb"/>
      <style:text-properties fo:font-variant="normal" fo:text-transform="none" fo:color="#1f1a17" style:text-outline="false" style:text-line-through-style="none" style:text-line-through-type="none" style:text-position="0% 100%" style:font-name="Century Gothic" fo:font-family="'Century Gothic'" style:font-family-generic="swiss" style:font-pitch="variable" fo:font-size="16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6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Presentation_25_20Template_5f_GlobalEdge_5f_2017_25_20_28_1_29_3-outline2" style:display-name="Presentation%20Template_GlobalEdge_2017%20(1)3-outline2" style:family="presentation" style:parent-style-name="Presentation_25_20Template_5f_GlobalEdge_5f_2017_25_20_28_1_29_3-outline1">
      <style:paragraph-properties fo:margin-top="0cm" fo:margin-bottom="0.4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Presentation_25_20Template_5f_GlobalEdge_5f_2017_25_20_28_1_29_3-outline3" style:display-name="Presentation%20Template_GlobalEdge_2017%20(1)3-outline3" style:family="presentation" style:parent-style-name="Presentation_25_20Template_5f_GlobalEdge_5f_2017_25_20_28_1_29_3-outline2">
      <style:paragraph-properties fo:margin-top="0cm" fo:margin-bottom="0.3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4" style:display-name="Presentation%20Template_GlobalEdge_2017%20(1)3-outline4" style:family="presentation" style:parent-style-name="Presentation_25_20Template_5f_GlobalEdge_5f_2017_25_20_28_1_29_3-outline3">
      <style:paragraph-properties fo:margin-top="0cm" fo:margin-bottom="0.2cm" fo:line-height="100%" fo:text-align="start" style:punctuation-wrap="hanging" style:writing-mode="lr-tb"/>
      <style:text-properties fo:font-variant="normal" fo:text-transform="none" fo:color="#1f1a17" style:text-line-through-style="none" style:text-line-through-type="none" style:text-position="0% 100%" style:font-name="Century Gothic" fo:font-family="'Century Gothic'" style:font-family-generic="swiss" style:font-pitch="variable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 fo:hyphenate="false"/>
    </style:style>
    <style:style style:name="Presentation_25_20Template_5f_GlobalEdge_5f_2017_25_20_28_1_29_3-outline5" style:display-name="Presentation%20Template_GlobalEdge_2017%20(1)3-outline5" style:family="presentation" style:parent-style-name="Presentation_25_20Template_5f_GlobalEdge_5f_2017_25_20_28_1_29_3-outline4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6" style:display-name="Presentation%20Template_GlobalEdge_2017%20(1)3-outline6" style:family="presentation" style:parent-style-name="Presentation_25_20Template_5f_GlobalEdge_5f_2017_25_20_28_1_29_3-outline5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7" style:display-name="Presentation%20Template_GlobalEdge_2017%20(1)3-outline7" style:family="presentation" style:parent-style-name="Presentation_25_20Template_5f_GlobalEdge_5f_2017_25_20_28_1_29_3-outline6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8" style:display-name="Presentation%20Template_GlobalEdge_2017%20(1)3-outline8" style:family="presentation" style:parent-style-name="Presentation_25_20Template_5f_GlobalEdge_5f_2017_25_20_28_1_29_3-outline7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outline9" style:display-name="Presentation%20Template_GlobalEdge_2017%20(1)3-outline9" style:family="presentation" style:parent-style-name="Presentation_25_20Template_5f_GlobalEdge_5f_2017_25_20_28_1_29_3-outline8">
      <style:paragraph-properties fo:margin-top="0cm" fo:margin-bottom="0.1cm"/>
      <style:text-properties fo:font-size="20pt" style:font-size-asian="20pt" style:font-size-complex="20pt"/>
    </style:style>
    <style:style style:name="Presentation_25_20Template_5f_GlobalEdge_5f_2017_25_20_28_1_29_3-subtitle" style:display-name="Presentation%20Template_GlobalEdge_2017%20(1)3-subtitle" style:family="presentation">
      <style:graphic-properties draw:stroke="none" draw:fill="none" draw:textarea-vertical-align="middle">
        <text:list-style style:name="Presentation_25_20Template_5f_GlobalEdge_5f_2017_25_20_28_1_29_3-subtitle" style:display-name="Presentation%20Template_GlobalEdge_2017%20(1)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sentation_25_20Template_5f_GlobalEdge_5f_2017_25_20_28_1_29_3-title" style:display-name="Presentation%20Template_GlobalEdge_2017%20(1)3-title" style:family="presentation">
      <style:graphic-properties draw:stroke="none" draw:fill="none" draw:textarea-vertical-align="middle">
        <text:list-style style:name="Presentation_25_20Template_5f_GlobalEdge_5f_2017_25_20_28_1_29_3-title" style:display-name="Presentation%20Template_GlobalEdge_2017%20(1)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entury Gothic3" fo:font-family="'Century Gothic'" fo:font-size="14pt" fo:letter-spacing="normal" fo:language="en" fo:country="US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4pt" style:language-asian="en" style:country-asian="US" style:font-style-asian="normal" style:font-weight-asian="normal" style:font-name-complex="FreeSans" style:font-family-complex="FreeSans" style:font-family-generic-complex="system" style:font-pitch-complex="variable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0.32cm" fo:page-height="11.43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71cm" draw:fill="solid" draw:fill-color="#f2f2f2" draw:textarea-vertical-align="middle" draw:auto-grow-height="false" draw:fit-to-size="false" fo:padding-top="0.095cm" fo:padding-bottom="0.095cm" fo:padding-left="0.19cm" fo:padding-right="0.19cm" fo:wrap-option="wrap"/>
    </style:style>
    <style:style style:name="Mgr4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>
      <style:graphic-properties draw:stroke="none" svg:stroke-width="0cm" draw:fill="none" draw:textarea-vertical-align="middle" draw:auto-grow-height="true" draw:fit-to-size="false" fo:min-height="0cm" fo:min-width="0cm" fo:padding-top="0cm" fo:padding-bottom="0cm" fo:padding-left="0cm" fo:padding-right="0cm" fo:wrap-option="no-wrap"/>
    </style:style>
    <style:style style:name="Mgr6" style:family="graphic" style:parent-style-name="standard">
      <style:graphic-properties draw:stroke="solid" svg:stroke-width="0.106cm" svg:stroke-color="#ff8500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.106cm" svg:stroke-color="#0093d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cm" draw:fill="none" draw:textarea-vertical-align="middle" draw:auto-grow-height="false" draw:fit-to-size="false" fo:padding-top="0.095cm" fo:padding-bottom="0.095cm" fo:padding-left="0.19cm" fo:padding-right="0.19cm" fo:wrap-option="wrap"/>
    </style:style>
    <style:style style:name="Mgr9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10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gr1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10%" draw:gamma="100%" draw:red="0%" draw:green="0%" draw:blue="0%" fo:clip="rect(0cm, 0cm, 0cm, 0cm)" draw:image-opacity="100%" style:mirror="none"/>
    </style:style>
    <style:style style:name="Mgr12" style:family="graphic" style:parent-style-name="standard">
      <style:graphic-properties draw:stroke="none" svg:stroke-width="0cm" draw:fill="solid" draw:fill-color="#d9d9d9" draw:textarea-vertical-align="top" draw:auto-grow-height="true" draw:fit-to-size="false" fo:min-height="0cm" fo:min-width="0cm" fo:padding-top="0.095cm" fo:padding-bottom="0.095cm" fo:padding-left="0.19cm" fo:padding-right="0.19cm" fo:wrap-option="wrap"/>
    </style:style>
    <style:style style:name="Mpr1" style:family="presentation" style:parent-style-name="Presentation_25_20Template_5f_GlobalEdge_5f_2017_25_20_28_1_29_-title">
      <style:graphic-properties draw:stroke="none" svg:stroke-width="0cm" draw:fill="solid" draw:fill-color="#0093dd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2" style:family="presentation" style:parent-style-name="Presentation_25_20Template_5f_GlobalEdge_5f_2017_25_20_28_1_29_-outline1">
      <style:graphic-properties draw:stroke="none" svg:stroke-width="0cm" draw:fill="none" draw:textarea-vertical-align="middle" draw:auto-grow-height="false" draw:fit-to-size="false" fo:min-height="6.629cm" fo:padding-top="0.095cm" fo:padding-bottom="0.095cm" fo:padding-left="0.19cm" fo:padding-right="0.19cm" fo:wrap-option="wrap"/>
    </style:style>
    <style:style style:name="Mpr3" style:family="presentation" style:parent-style-name="Presentation_25_20Template_5f_GlobalEdge_5f_2017_25_20_28_1_29_-backgroundobjects">
      <style:graphic-properties draw:stroke="none" draw:fill="none" draw:fill-color="#ffffff" draw:auto-grow-height="false" fo:min-height="1.485cm"/>
    </style:style>
    <style:style style:name="Mpr4" style:family="presentation" style:parent-style-name="Presentation_25_20Template_5f_GlobalEdge_5f_2017_25_20_28_1_29_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Presentation_25_20Template_5f_GlobalEdge_5f_2017_25_20_28_1_29_1-title">
      <style:graphic-properties draw:stroke="none" svg:stroke-width="0cm" draw:fill="none" draw:textarea-vertical-align="middle" draw:auto-grow-height="false" draw:fit-to-size="false" fo:min-height="1.908cm" fo:padding-top="0.095cm" fo:padding-bottom="0.095cm" fo:padding-left="0.19cm" fo:padding-right="0.19cm" fo:wrap-option="wrap"/>
    </style:style>
    <style:style style:name="Mpr6" style:family="presentation" style:parent-style-name="Presentation_25_20Template_5f_GlobalEdge_5f_2017_25_20_28_1_29_1-backgroundobjects">
      <style:graphic-properties draw:stroke="none" draw:fill="none" draw:fill-color="#ffffff" draw:auto-grow-height="false" fo:min-height="1.485cm"/>
    </style:style>
    <style:style style:name="Mpr7" style:family="presentation" style:parent-style-name="Presentation_25_20Template_5f_GlobalEdge_5f_2017_25_20_28_1_29_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Presentation_25_20Template_5f_GlobalEdge_5f_2017_25_20_28_1_29_2-backgroundobjects">
      <style:graphic-properties draw:stroke="none" draw:fill="none" draw:fill-color="#ffffff" draw:auto-grow-height="false" fo:min-height="1.485cm"/>
    </style:style>
    <style:style style:name="Mpr9" style:family="presentation" style:parent-style-name="Presentation_25_20Template_5f_GlobalEdge_5f_2017_25_20_28_1_29_2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Presentation_25_20Template_5f_GlobalEdge_5f_2017_25_20_28_1_29_3-backgroundobjects">
      <style:graphic-properties draw:stroke="none" draw:fill="none" draw:fill-color="#ffffff" draw:auto-grow-height="false" fo:min-height="1.485cm"/>
    </style:style>
    <style:style style:name="Mpr11" style:family="presentation" style:parent-style-name="Presentation_25_20Template_5f_GlobalEdge_5f_2017_25_20_28_1_29_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 style:font-independent-line-spacing="true"/>
      <style:text-properties fo:font-size="14pt"/>
    </style:style>
    <style:style style:name="MP4" style:family="paragraph">
      <style:paragraph-properties fo:text-align="start"/>
      <style:text-properties fo:font-size="18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6" style:family="paragraph">
      <style:paragraph-properties fo:text-align="start" style:font-independent-line-spacing="true"/>
      <style:text-properties fo:font-size="12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8" style:family="paragraph">
      <style:paragraph-properties fo:text-align="start" style:font-independent-line-spacing="true"/>
      <style:text-properties fo:font-size="20pt"/>
    </style:style>
    <style:style style:name="MP9" style:family="paragraph">
      <style:paragraph-properties fo:text-align="start"/>
    </style:style>
    <style:style style:name="MP10" style:family="paragraph">
      <style:paragraph-properties fo:margin-left="0.711cm" fo:margin-right="0cm" fo:text-indent="-0.71cm">
        <style:tab-stops>
          <style:tab-stop style:position="0cm"/>
        </style:tab-stops>
      </style:paragraph-properties>
    </style:style>
    <style:style style:name="MP11" style:family="paragraph">
      <style:paragraph-properties fo:text-align="start" style:font-independent-line-spacing="true"/>
      <style:text-properties fo:font-size="16pt"/>
    </style:style>
    <style:style style:name="MP12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13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035cm" fo:margin-bottom="0.035cm" fo:line-height="100%" fo:text-align="center" fo:text-indent="0cm" style:punctuation-wrap="hanging" style:writing-mode="lr-tb">
        <style:tab-stops>
          <style:tab-stop style:position="0cm"/>
          <style:tab-stop style:position="0.705cm"/>
          <style:tab-stop style:position="1.898cm"/>
          <style:tab-stop style:position="2.847cm"/>
          <style:tab-stop style:position="3.796cm"/>
          <style:tab-stop style:position="4.745cm"/>
          <style:tab-stop style:position="5.694cm"/>
          <style:tab-stop style:position="6.643cm"/>
          <style:tab-stop style:position="7.592cm"/>
          <style:tab-stop style:position="8.541cm"/>
          <style:tab-stop style:position="9.49cm"/>
          <style:tab-stop style:position="10.439cm"/>
          <style:tab-stop style:position="11.388cm"/>
          <style:tab-stop style:position="12.337cm"/>
          <style:tab-stop style:position="13.286cm"/>
          <style:tab-stop style:position="14.235cm"/>
          <style:tab-stop style:position="15.184cm"/>
          <style:tab-stop style:position="16.133cm"/>
          <style:tab-stop style:position="17.082cm"/>
          <style:tab-stop style:position="18.031cm"/>
          <style:tab-stop style:position="18.98cm"/>
        </style:tab-stops>
      </style:paragraph-properties>
      <style:text-properties fo:hyphenate="false"/>
    </style:style>
    <style:style style:name="MP15" style:family="paragraph">
      <style:paragraph-properties fo:margin-left="0cm" fo:margin-right="0cm" fo:margin-top="0.527cm" fo:margin-bottom="0cm" fo:line-height="100%" fo:text-align="center" fo:text-indent="0cm" style:punctuation-wrap="hanging" style:writing-mode="lr-tb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1f1a17" style:text-line-through-style="none" style:text-line-through-type="none" style:text-position="0% 100%" style:font-name="Century Gothic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5" style:family="text">
      <style:text-properties fo:font-variant="normal" fo:text-transform="none" fo:color="#1f1a17" style:text-line-through-style="none" style:text-line-through-type="none" style:text-position="0% 100%" style:font-name="Century Gothic" fo:font-size="8pt" fo:letter-spacing="normal" fo:font-style="italic" style:text-underline-style="none" fo:font-weight="normal" style:font-size-asian="8pt" style:font-style-asian="italic" style:font-weight-asian="normal" style:font-size-complex="8pt" style:font-style-complex="italic" style:font-weight-complex="normal"/>
    </style:style>
    <style:style style:name="MT6" style:family="text">
      <style:text-properties fo:font-variant="normal" fo:text-transform="none" fo:color="#0093dd" style:text-line-through-style="none" style:text-line-through-type="none" style:text-position="0% 100%" style:font-name="Century Gothic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7" style:family="text">
      <style:text-properties fo:font-variant="normal" fo:text-transform="none" fo:color="#0093dd" style:text-line-through-style="none" style:text-line-through-type="none" style:text-position="0% 100%" style:font-name="Century Gothic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8" style:family="text">
      <style:text-properties fo:font-variant="normal" fo:text-transform="none" fo:color="#0093dd" style:text-line-through-style="none" style:text-line-through-type="none" style:text-position="0% 100%" style:font-name="Century Gothic3" fo:font-size="10pt" fo:letter-spacing="normal" fo:font-style="normal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entury Gothic3" fo:font-size="9pt" fo:letter-spacing="normal" fo:font-style="normal" style:text-underline-style="none" fo:font-weight="normal" style:font-size-asian="9pt" style:font-style-asian="normal" style:font-weight-asian="normal" style:font-name-complex="Century Gothic3" style:font-size-complex="9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1" style:family="text">
      <style:text-properties fo:font-variant="normal" fo:text-transform="none" fo:color="#383431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2" style:family="text">
      <style:text-properties fo:font-variant="normal" fo:text-transform="none" fo:color="#ff8500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3" style:family="text">
      <style:text-properties fo:font-variant="normal" fo:text-transform="none" fo:color="#0093dd" style:text-line-through-style="none" style:text-line-through-type="none" style:text-position="0% 100%" style:font-name="Century Gothic" fo:font-size="16pt" fo:letter-spacing="normal" fo:font-style="italic" style:text-underline-style="none" fo:font-weight="normal" style:font-size-asian="16pt" style:font-style-asian="italic" style:font-weight-asian="normal" style:font-size-complex="16pt" style:font-style-complex="italic" style:font-weight-complex="normal"/>
    </style:style>
    <style:style style:name="MT14" style:family="text">
      <style:text-properties fo:font-variant="normal" fo:text-transform="none" fo:color="#0093dd" style:text-line-through-style="none" style:text-line-through-type="none" style:text-position="0% 100%" style:font-name="Century Gothic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Presentation_25_20Template_5f_GlobalEdge_5f_2017_25_20_28_1_29_" style:display-name="Presentation%20Template_GlobalEdge_2017%20(1)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Picture 8" draw:style-name="Mgr4" draw:text-style-name="MP4" draw:layer="backgroundobjects" svg:width="5.111cm" svg:height="5.333cm" svg:x="1.905cm" svg:y="0.264cm">
        <draw:image xlink:href="Pictures/10000000000001BB000001CE812C2DBEF5C9218F.jpg" xlink:type="simple" xlink:show="embed" xlink:actuate="onLoad">
          <text:p/>
        </draw:image>
      </draw:frame>
      <draw:frame draw:name="Title 1" presentation:style-name="Mpr1" draw:text-style-name="MP8" draw:layer="backgroundobjects" svg:width="18.414cm" svg:height="1.269cm" svg:x="1.905cm" svg:y="5.915cm" presentation:class="title" presentation:user-transformed="true">
        <draw:text-box>
          <text:p text:style-name="MP7"><text:span text:style-name="MT3">Click to edit the title text formatPresentation Title</text:span></text:p>
        </draw:text-box>
      </draw:frame>
      <draw:frame draw:name="Text Placeholder 10" presentation:style-name="Mpr2" draw:text-style-name="MP11" draw:layer="backgroundobjects" svg:width="14.604cm" svg:height="1.057cm" svg:x="1.905cm" svg:y="6.985cm" presentation:class="outline" presentation:user-transformed="true">
        <draw:text-box>
          <text:list text:style-name="ML2">
            <text:list-item>
              <text:p text:style-name="MP9"><text:span text:style-name="MT4">Click to edit the outline text format</text:span></text:p>
              <text:list>
                <text:list-item>
                  <text:p text:style-name="MP9"><text:span text:style-name="MT4">Second Outline Level</text:span></text:p>
                  <text:list>
                    <text:list-item>
                      <text:p text:style-name="MP9"><text:span text:style-name="MT4">Third Outline Level</text:span></text:p>
                      <text:list>
                        <text:list-item>
                          <text:p text:style-name="MP9"><text:span text:style-name="MT4">Fourth Outline Level</text:span></text:p>
                          <text:list>
                            <text:list-item>
                              <text:p text:style-name="MP9"><text:span text:style-name="MT4">Fifth Outline Level</text:span></text:p>
                              <text:list>
                                <text:list-item>
                                  <text:p text:style-name="MP9"><text:span text:style-name="MT4">Sixth Outline Level</text:span></text:p>
                                  <text:list>
                                    <text:list-item>
                                      <text:p text:style-name="MP10"><text:span text:style-name="MT4">Seventh Outline LevelSub Title</text:span>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custom-shape draw:name="Footer Placeholder 4" draw:style-name="Mgr8" draw:text-style-name="MP6" draw:layer="backgroundobjects" svg:width="7.111cm" svg:height="0.38cm" svg:x="6.604cm" svg:y="10.837cm">
        <text:p text:style-name="MP12"><text:span text:style-name="MT5">Copyright © 2017, Global Edge Software Ltd.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6cm" svg:height="1.777cm" svg:x="12.835cm" svg:y="3.175cm">
        <draw:image xlink:href="Pictures/100002010000023C0000009AABFFB2082F8BF6D1.png" xlink:type="simple" xlink:show="embed" xlink:actuate="onLoad">
          <text:p/>
        </draw:image>
      </draw:frame>
      <presentation:notes style:page-layout-name="PM0">
        <draw:page-thumbnail presentation:style-name="Presentation_25_20Template_5f_GlobalEdge_5f_2017_25_20_28_1_29_-title" draw:layer="backgroundobjects" svg:width="14.848cm" svg:height="11.135cm" svg:x="3.075cm" svg:y="2.257cm" presentation:class="page"/>
        <draw:frame presentation:style-name="Presentation_25_20Template_5f_GlobalEdge_5f_2017_25_20_28_1_29_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1" style:display-name="Presentation%20Template_GlobalEdge_2017%20(1)1" style:page-layout-name="PM1" draw:style-name="Mdp1">
      <draw:custom-shape draw:name="Rectangle 9" draw:style-name="Mgr3" draw:text-style-name="MP3" draw:layer="backgroundobjects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frame draw:name="Title 1" presentation:style-name="Mpr5" draw:text-style-name="MP8" draw:layer="backgroundobjects" svg:width="18.202cm" svg:height="0.888cm" svg:x="0.212cm" svg:y="0.169cm" presentation:class="title" presentation:user-transformed="true">
        <draw:text-box>
          <text:p text:style-name="MP7"><text:span text:style-name="MT6">Click to edit the title text formatClick to edit Master title styl</text:span></text:p>
        </draw:text-box>
      </draw:frame>
      <draw:frame presentation:style-name="Presentation_25_20Template_5f_GlobalEdge_5f_2017_25_20_28_1_29_1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1-title" draw:layer="backgroundobjects" svg:width="19.798cm" svg:height="11.135cm" svg:x="0.6cm" svg:y="2.257cm" presentation:class="page"/>
        <draw:frame presentation:style-name="Presentation_25_20Template_5f_GlobalEdge_5f_2017_25_20_28_1_29_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2" style:display-name="Presentation%20Template_GlobalEdge_2017%20(1)2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10" draw:style-name="Mgr5" draw:text-style-name="MP3" draw:layer="backgroundobjects" svg:width="4.524cm" svg:height="0.425cm" svg:x="7.441cm" svg:y="10.072cm">
        <text:p text:style-name="MP13"><text:span text:style-name="MT7"><text:a xlink:href="http://www.globaledgesoft.com/" xlink:type="simple">www.globaledgesoft.com</text:a></text:span><text:span text:style-name="MT8"><text:a xlink:href="http://www.globaledgesoft.com/" xlink:type="simple"> </text:a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5">
        <draw:g draw:name="Group 19">
          <draw:frame draw:name="Picture 14" draw:style-name="Mgr4" draw:text-style-name="MP4" draw:layer="layout" svg:width="0.762cm" svg:height="0.507cm" svg:x="3.348cm" svg:y="7.46cm">
            <draw:image xlink:href="Pictures/1000000000000113000000B71EF2ECF88EA08B75.png" xlink:type="simple" xlink:show="embed" xlink:actuate="onLoad">
              <text:p/>
            </draw:image>
          </draw:frame>
          <draw:custom-shape draw:name="Rectangle 16" draw:style-name="Mgr9" draw:text-style-name="MP3" draw:layer="layout" svg:width="5.418cm" svg:height="1.464cm" svg:x="1.02cm" svg:y="8.141cm">
            <text:p text:style-name="MP14"><text:span text:style-name="MT9">Global Village</text:span></text:p>
            <text:p text:style-name="MP14"><text:span text:style-name="MT9">IT SEZ</text:span></text:p>
            <text:p text:style-name="MP14"><text:span text:style-name="MT9">Bangalore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2">
          <draw:frame draw:name="Picture 17" draw:style-name="Mgr4" draw:text-style-name="MP4" draw:layer="layout" svg:width="0.761cm" svg:height="0.507cm" svg:x="16.214cm" svg:y="7.46cm">
            <draw:image xlink:href="">
              <text:p/>
            </draw:image>
          </draw:frame>
          <draw:custom-shape draw:name="Rectangle 18" draw:style-name="Mgr9" draw:text-style-name="MP3" draw:layer="layout" svg:width="5.409cm" svg:height="1.464cm" svg:x="13.89cm" svg:y="8.141cm">
            <text:p text:style-name="MP14"><text:span text:style-name="MT9">Raheja Mindspace</text:span></text:p>
            <text:p text:style-name="MP14"><text:span text:style-name="MT9">IT Park</text:span></text:p>
            <text:p text:style-name="MP14"><text:span text:style-name="MT9">Hyderabad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  <draw:g draw:name="Group 21">
          <draw:frame draw:name="Picture 24" draw:style-name="Mgr4" draw:text-style-name="MP4" draw:layer="layout" svg:width="0.761cm" svg:height="0.507cm" svg:x="9.783cm" svg:y="7.46cm">
            <draw:image xlink:href="Pictures/10000000000000420000002C93F89B07814412B5.jpg" xlink:type="simple" xlink:show="embed" xlink:actuate="onLoad">
              <text:p/>
            </draw:image>
          </draw:frame>
          <draw:custom-shape draw:name="Rectangle 20" draw:style-name="Mgr9" draw:text-style-name="MP3" draw:layer="layout" svg:width="5.409cm" svg:height="1.464cm" svg:x="7.459cm" svg:y="8.141cm">
            <text:p text:style-name="MP14"><text:span text:style-name="MT9">South Main Street </text:span></text:p>
            <text:p text:style-name="MP14"><text:span text:style-name="MT9">Milpitas</text:span></text:p>
            <text:p text:style-name="MP14"><text:span text:style-name="MT9">California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draw:g>
      </draw:g>
      <draw:custom-shape draw:name="TextBox 11" draw:style-name="Mgr10" draw:text-style-name="MP3" draw:layer="backgroundobjects" svg:width="13.715cm" svg:height="0.867cm" svg:x="3.302cm" svg:y="0.882cm">
        <text:p text:style-name="MP13"><text:span text:style-name="MT10">Large enough to Deliver</text:span><text:span text:style-name="MT11">,</text:span><text:span text:style-name="MT12"> </text:span><text:span text:style-name="MT13">Small enough to Care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26">
        <draw:frame draw:name="Picture 15" draw:style-name="Mgr11" draw:text-style-name="MP4" draw:layer="layout" svg:width="9.718cm" svg:height="3.809cm" svg:x="6.485cm" svg:y="1.99cm">
          <draw:image xlink:href="Pictures/100000000000034A0000014A0E58557E0AF7C83C.jpg" xlink:type="simple" xlink:show="embed" xlink:actuate="onLoad">
            <text:p/>
          </draw:image>
        </draw:frame>
        <draw:frame draw:name="Picture 13" draw:style-name="Mgr4" draw:text-style-name="MP4" draw:layer="layout" svg:width="2.604cm" svg:height="1.523cm" svg:x="4.116cm" svg:y="4.403cm">
          <draw:image xlink:href="Pictures/10000201000000E2000000844911AEE03CDF861D.png" xlink:type="simple" xlink:show="embed" xlink:actuate="onLoad">
            <text:p/>
          </draw:image>
        </draw:frame>
      </draw:g>
      <draw:frame draw:name="Picture 23" draw:style-name="Mgr4" draw:text-style-name="MP4" draw:layer="backgroundobjects" svg:width="0.528cm" svg:height="0.528cm" svg:x="5.503cm" svg:y="10.021cm">
        <draw:image xlink:href="Pictures/100002010000002E0000002E4D7310283F6098C5.png" xlink:type="simple" xlink:show="embed" xlink:actuate="onLoad">
          <text:p/>
        </draw:image>
      </draw:frame>
      <draw:frame draw:name="Picture 26" draw:style-name="Mgr4" draw:text-style-name="MP4" draw:layer="backgroundobjects" svg:width="0.594cm" svg:height="0.594cm" svg:x="13.375cm" svg:y="9.988cm">
        <draw:image xlink:href="Pictures/1000000000000034000000347063203237C3DBE4.jpg" xlink:type="simple" xlink:show="embed" xlink:actuate="onLoad">
          <text:p/>
        </draw:image>
      </draw:frame>
      <draw:frame presentation:style-name="Presentation_25_20Template_5f_GlobalEdge_5f_2017_25_20_28_1_29_2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2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2-title" draw:layer="backgroundobjects" svg:width="19.798cm" svg:height="11.135cm" svg:x="0.6cm" svg:y="2.257cm" presentation:class="page"/>
        <draw:frame presentation:style-name="Presentation_25_20Template_5f_GlobalEdge_5f_2017_25_20_28_1_29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Presentation_25_20Template_5f_GlobalEdge_5f_2017_25_20_28_1_29_3" style:display-name="Presentation%20Template_GlobalEdge_2017%20(1)3" style:page-layout-name="PM1" draw:style-name="Mdp1">
      <draw:custom-shape draw:name="Rectangle 9" draw:style-name="Mgr3" draw:text-style-name="MP3" draw:layer="backgroundobjects" drawooo:display="printer" svg:width="20.319cm" svg:height="0.482cm" svg:x="0cm" svg:y="10.94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6" draw:style-name="Mgr4" draw:text-style-name="MP4" draw:layer="backgroundobjects" drawooo:display="printer" svg:width="2.488cm" svg:height="0.351cm" svg:x="17.474cm" svg:y="11.013cm">
        <draw:image xlink:href="Pictures/10000201000000D80000001E11CF9B93FEF71948.png" xlink:type="simple" xlink:show="embed" xlink:actuate="onLoad">
          <text:p/>
        </draw:image>
      </draw:frame>
      <draw:custom-shape draw:name="Slide Number Placeholder 5" draw:style-name="Mgr5" draw:text-style-name="MP6" draw:layer="backgroundobjects" drawooo:display="printer" svg:width="1.968cm" svg:height="0.425cm" svg:x="-0.545cm" svg:y="10.975cm">
        <text:p text:style-name="MP5"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g draw:name="Group 14" drawooo:display="printer">
        <draw:line draw:name="Straight Connector 12" draw:style-name="Mgr6" draw:text-style-name="MP4" draw:layer="layout" svg:x1="0.346cm" svg:y1="1.27cm" svg:x2="16.602cm" svg:y2="1.27cm">
          <text:p/>
        </draw:line>
        <draw:line draw:name="Straight Connector 13" draw:style-name="Mgr7" draw:text-style-name="MP4" draw:layer="layout" svg:x1="16.671cm" svg:y1="1.27cm" svg:x2="19.973cm" svg:y2="1.27cm">
          <text:p/>
        </draw:line>
      </draw:g>
      <draw:g draw:name="Group 15" drawooo:display="printer">
        <draw:line draw:name="Straight Connector 17" draw:style-name="Mgr7" draw:text-style-name="MP4" draw:layer="layout" svg:x1="0.356cm" svg:y1="10.795cm" svg:x2="16.612cm" svg:y2="10.795cm">
          <text:p/>
        </draw:line>
        <draw:line draw:name="Straight Connector 18" draw:style-name="Mgr6" draw:text-style-name="MP4" draw:layer="layout" svg:x1="16.661cm" svg:y1="10.795cm" svg:x2="19.963cm" svg:y2="10.795cm">
          <text:p/>
        </draw:line>
      </draw:g>
      <draw:custom-shape draw:name="TextBox 7" draw:style-name="Mgr10" draw:text-style-name="MP3" draw:layer="backgroundobjects" svg:width="7.28cm" svg:height="5.259cm" svg:x="12.404cm" svg:y="5.042cm">
        <text:p text:style-name="MP15"><text:span text:style-name="MT14">Fairness</text:span></text:p>
        <text:p text:style-name="MP15"><text:span text:style-name="MT14">Learning</text:span></text:p>
        <text:p text:style-name="MP15"><text:span text:style-name="MT14">Responsibility</text:span></text:p>
        <text:p text:style-name="MP15"><text:span text:style-name="MT14">Innovation</text:span></text:p>
        <text:p text:style-name="MP15"><text:span text:style-name="MT14">Respect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TextBox 16" draw:style-name="Mgr12" draw:text-style-name="MP3" draw:layer="backgroundobjects" svg:width="16.086cm" svg:height="1.038cm" svg:x="0cm" svg:y="3.175cm">
        <text:p text:style-name="MP13"><text:span text:style-name="MT6">Thank you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4" draw:text-style-name="MP4" draw:layer="backgroundobjects" svg:width="6.476cm" svg:height="6.275cm" svg:x="4.805cm" svg:y="4.731cm">
        <draw:image xlink:href="Pictures/100000000000023100000220F1928CF70CB8B21C.jpg" xlink:type="simple" xlink:show="embed" xlink:actuate="onLoad">
          <text:p/>
        </draw:image>
      </draw:frame>
      <draw:frame draw:name="Picture 5" draw:style-name="Mgr4" draw:text-style-name="MP4" draw:layer="backgroundobjects" svg:width="6.6cm" svg:height="1.777cm" svg:x="13.319cm" svg:y="0.339cm">
        <draw:image xlink:href="">
          <text:p/>
        </draw:image>
      </draw:frame>
      <draw:frame presentation:style-name="Presentation_25_20Template_5f_GlobalEdge_5f_2017_25_20_28_1_29_3-title" draw:layer="backgroundobjects" svg:width="18.287cm" svg:height="1.907cm" svg:x="1.016cm" svg:y="0.456cm" presentation:class="title" presentation:placeholder="true">
        <draw:text-box/>
      </draw:frame>
      <draw:frame presentation:style-name="Presentation_25_20Template_5f_GlobalEdge_5f_2017_25_20_28_1_29_3-outline1" draw:layer="backgroundobjects" svg:width="18.287cm" svg:height="6.628cm" svg:x="1.016cm" svg:y="2.674cm" presentation:class="outline" presentation:placeholder="true">
        <draw:text-box/>
      </draw:frame>
      <presentation:notes style:page-layout-name="PM0">
        <draw:page-thumbnail presentation:style-name="Presentation_25_20Template_5f_GlobalEdge_5f_2017_25_20_28_1_29_3-title" draw:layer="backgroundobjects" svg:width="19.798cm" svg:height="11.135cm" svg:x="0.6cm" svg:y="2.257cm" presentation:class="page"/>
        <draw:frame presentation:style-name="Presentation_25_20Template_5f_GlobalEdge_5f_2017_25_20_28_1_29_3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 Presentation</dc:title>
    <meta:editing-cycles>33</meta:editing-cycles>
    <meta:creation-date>2017-09-11T21:07:55.363990959</meta:creation-date>
    <meta:editing-duration>PT3H40M24S</meta:editing-duration>
    <meta:generator>LibreOffice/4.2.8.2$Linux_x86 LibreOffice_project/420m0$Build-2</meta:generator>
    <dc:date>2018-01-11T14:49:31.263155655</dc:date>
    <meta:document-statistic meta:object-count="174"/>
    <meta:user-defined meta:name="AppVersion">16.0000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Custom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</meta:user-defined>
  </office:meta>
</office:document-meta>
</file>